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IRZar" svg:font-family="IRZar"/>
    <style:font-face style:name="IRZar1"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fo:font-weight="bold" officeooo:rsid="00fed3e4" officeooo:paragraph-rsid="00e78f7a" style:font-size-asian="15pt" style:font-weight-asian="bold" style:font-name-complex="IRZar1" style:font-size-complex="15pt" style:font-weight-complex="bold"/>
    </style:style>
    <style:style style:name="P2"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fo:font-weight="bold" officeooo:rsid="0025dde3" officeooo:paragraph-rsid="00e78f7a" style:font-size-asian="15pt" style:font-weight-asian="bold" style:font-name-complex="IRZar1" style:font-size-complex="15pt" style:font-weight-complex="bold"/>
    </style:style>
    <style:style style:name="P3"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officeooo:rsid="00fe0054" officeooo:paragraph-rsid="00fe0054" style:font-size-asian="15pt" style:font-name-complex="IRZar1" style:font-size-complex="15pt"/>
    </style:style>
    <style:style style:name="P4"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officeooo:rsid="0025dde3" officeooo:paragraph-rsid="0025dde3" style:font-size-asian="15pt" style:font-name-complex="IRZar1" style:font-size-complex="15pt"/>
    </style:style>
    <style:style style:name="P5"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officeooo:rsid="00c8f252" officeooo:paragraph-rsid="00e78f7a" style:font-size-asian="15pt" style:font-name-complex="IRZar1" style:font-size-complex="15pt"/>
    </style:style>
    <style:style style:name="P6"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officeooo:rsid="00c8f252" officeooo:paragraph-rsid="00fe0054" style:font-size-asian="15pt" style:font-name-complex="IRZar1" style:font-size-complex="15pt"/>
    </style:style>
    <style:style style:name="P7"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variant="normal" fo:text-transform="none" fo:color="#202122" loext:opacity="100%" style:font-name="IRZar1" fo:font-size="15pt" fo:letter-spacing="normal" officeooo:rsid="0104a7de" officeooo:paragraph-rsid="010033c1" style:font-size-asian="15pt" style:font-name-complex="IRZar1" style:font-size-complex="15pt" style:font-style-complex="normal" style:font-weight-complex="normal"/>
    </style:style>
    <style:style style:name="P8"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weight="bold" officeooo:paragraph-rsid="00482c69" style:font-weight-asian="bold" style:font-weight-complex="bold"/>
    </style:style>
    <style:style style:name="P9"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04c2a93"/>
    </style:style>
    <style:style style:name="P10"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10033c1"/>
    </style:style>
    <style:style style:name="P11"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106817e"/>
    </style:style>
    <style:style style:name="P12"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04f9eb4"/>
    </style:style>
    <style:style style:name="P13"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lr-tb"/>
      <style:text-properties officeooo:paragraph-rsid="004f9eb4"/>
    </style:style>
    <style:style style:name="P14"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11e066c"/>
    </style:style>
    <style:style style:name="P15"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058ff5f"/>
    </style:style>
    <style:style style:name="P16"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080796f"/>
    </style:style>
    <style:style style:name="P17" style:family="paragraph" style:parent-style-name="Standard">
      <loext:graphic-properties draw:fill-gradient-name="gradient" draw:fill-hatch-name="hatch"/>
      <style:paragraph-properties fo:margin-left="0in" fo:margin-right="0in" fo:text-indent="0.3in" style:auto-text-indent="true"/>
      <style:text-properties officeooo:paragraph-rsid="010b756b"/>
    </style:style>
    <style:style style:name="P18"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04a7de" style:font-size-asian="13pt" style:font-name-complex="IRZar1" style:font-size-complex="13pt" style:font-style-complex="normal" style:font-weight-complex="normal"/>
    </style:style>
    <style:style style:name="P19"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06817e" style:font-size-asian="13pt" style:font-name-complex="IRZar1" style:font-size-complex="13pt" style:font-style-complex="normal" style:font-weight-complex="normal"/>
    </style:style>
    <style:style style:name="P20"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08e6bc" style:font-size-asian="13pt" style:font-name-complex="IRZar1" style:font-size-complex="13pt" style:font-style-complex="normal" style:font-weight-complex="normal"/>
    </style:style>
    <style:style style:name="P21"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0b756b" style:font-size-asian="13pt" style:font-name-complex="IRZar1" style:font-size-complex="13pt" style:font-style-complex="normal" style:font-weight-complex="normal"/>
    </style:style>
    <style:style style:name="P22"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160517" style:font-size-asian="13pt" style:font-name-complex="IRZar1" style:font-size-complex="13pt" style:font-style-complex="normal" style:font-weight-complex="normal"/>
    </style:style>
    <style:style style:name="P23"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21bd8f" style:font-size-asian="13pt" style:font-name-complex="IRZar1" style:font-size-complex="13pt" style:font-style-complex="normal" style:font-weight-complex="normal"/>
    </style:style>
    <style:style style:name="P24"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237af5" style:font-size-asian="13pt" style:font-name-complex="IRZar1" style:font-size-complex="13pt" style:font-style-complex="normal" style:font-weight-complex="normal"/>
    </style:style>
    <style:style style:name="P25"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04a7de" style:font-size-asian="13pt" style:font-size-complex="13pt"/>
    </style:style>
    <style:style style:name="P26"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06817e" style:font-size-asian="13pt" style:font-size-complex="13pt"/>
    </style:style>
    <style:style style:name="P27"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08e6bc" style:font-size-asian="13pt" style:font-size-complex="13pt"/>
    </style:style>
    <style:style style:name="P28"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0b756b" style:font-size-asian="13pt" style:font-size-complex="13pt"/>
    </style:style>
    <style:style style:name="P29"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160517" style:font-size-asian="13pt" style:font-size-complex="13pt"/>
    </style:style>
    <style:style style:name="P30"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1775d4" style:font-size-asian="13pt" style:font-size-complex="13pt"/>
    </style:style>
    <style:style style:name="P31"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21bd8f" style:font-size-asian="13pt" style:font-size-complex="13pt"/>
    </style:style>
    <style:style style:name="P32"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237af5" style:font-size-asian="13pt" style:font-size-complex="13pt"/>
    </style:style>
    <style:style style:name="P33"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09d3f4" style:font-size-asian="13pt" style:font-size-complex="13pt"/>
    </style:style>
    <style:style style:name="P34"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0b756b" style:font-size-asian="13pt" style:font-size-complex="13pt"/>
    </style:style>
    <style:style style:name="P35"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0ff3e7" style:font-size-asian="13pt" style:font-size-complex="13pt"/>
    </style:style>
    <style:style style:name="P36"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121541" style:font-size-asian="13pt" style:font-size-complex="13pt"/>
    </style:style>
    <style:style style:name="P37"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160517" style:font-size-asian="13pt" style:font-size-complex="13pt"/>
    </style:style>
    <style:style style:name="P38"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21bd8f" style:font-size-asian="13pt" style:font-size-complex="13pt"/>
    </style:style>
    <style:style style:name="P39"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23c0a9" style:font-size-asian="13pt" style:font-size-complex="13pt"/>
    </style:style>
    <style:style style:name="P40"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237af5" style:font-size-asian="13pt" style:font-size-complex="13pt"/>
    </style:style>
    <style:style style:name="P41"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4a7de" officeooo:paragraph-rsid="0121bd8f" style:font-size-asian="13pt" style:font-size-complex="13pt"/>
    </style:style>
    <style:style style:name="P42"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4a7de" officeooo:paragraph-rsid="01237af5" style:font-size-asian="13pt" style:font-size-complex="13pt"/>
    </style:style>
    <style:style style:name="P43" style:family="paragraph" style:parent-style-name="Text_20_body">
      <loext:graphic-properties draw:fill-gradient-name="gradient" draw:fill-hatch-name="hatch"/>
      <style:paragraph-properties fo:margin-left="0in" fo:margin-right="0in" fo:text-indent="0.3in" style:auto-text-indent="true"/>
      <style:text-properties officeooo:paragraph-rsid="0108e6bc"/>
    </style:style>
    <style:style style:name="P44" style:family="paragraph" style:parent-style-name="Text_20_body">
      <loext:graphic-properties draw:fill-gradient-name="gradient" draw:fill-hatch-name="hatch"/>
      <style:paragraph-properties fo:margin-left="0in" fo:margin-right="0in" fo:text-align="justify" style:justify-single-word="false" fo:text-indent="0.3in" style:auto-text-indent="true"/>
      <style:text-properties officeooo:paragraph-rsid="010ff3e7"/>
    </style:style>
    <style:style style:name="P45" style:family="paragraph" style:parent-style-name="Text_20_body">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121bd8f"/>
    </style:style>
    <style:style style:name="P46" style:family="paragraph" style:parent-style-name="Text_20_body">
      <loext:graphic-properties draw:fill-gradient-name="gradient" draw:fill-hatch-name="hatch"/>
      <style:paragraph-properties fo:margin-left="0in" fo:margin-right="0in" fo:text-indent="0.3in" style:auto-text-indent="true"/>
      <style:text-properties officeooo:paragraph-rsid="010ff3e7"/>
    </style:style>
    <style:style style:name="P4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f856e2" style:font-weight-asian="bold" style:font-weight-complex="bold"/>
    </style:style>
    <style:style style:name="T3" style:family="text">
      <style:text-properties fo:font-weight="bold" officeooo:rsid="00f870fe" style:font-weight-asian="bold" style:font-weight-complex="bold"/>
    </style:style>
    <style:style style:name="T4" style:family="text">
      <style:text-properties fo:font-weight="bold" officeooo:rsid="00fe0054" style:font-weight-asian="bold" style:font-weight-complex="bold"/>
    </style:style>
    <style:style style:name="T5" style:family="text">
      <style:text-properties fo:font-weight="bold" officeooo:rsid="00fed3e4" style:font-weight-asian="bold" style:font-weight-complex="bold"/>
    </style:style>
    <style:style style:name="T6" style:family="text">
      <style:text-properties fo:font-weight="bold" style:font-name-complex="IRZar1" style:font-style-complex="normal" style:font-weight-complex="normal"/>
    </style:style>
    <style:style style:name="T7" style:family="text">
      <style:text-properties fo:font-weight="bold" officeooo:rsid="0104a7de" style:font-name-complex="IRZar1" style:font-style-complex="normal" style:font-weight-complex="normal"/>
    </style:style>
    <style:style style:name="T8" style:family="text">
      <style:text-properties fo:font-weight="bold" officeooo:rsid="0106817e" style:font-name-complex="IRZar1" style:font-style-complex="normal" style:font-weight-complex="normal"/>
    </style:style>
    <style:style style:name="T9" style:family="text">
      <style:text-properties fo:font-weight="bold" officeooo:rsid="01121541" style:font-name-complex="IRZar1" style:font-style-complex="normal" style:font-weight-complex="normal"/>
    </style:style>
    <style:style style:name="T10" style:family="text">
      <style:text-properties fo:font-weight="bold" officeooo:rsid="011775d4" style:font-name-complex="IRZar1" style:font-style-complex="normal" style:font-weight-complex="normal"/>
    </style:style>
    <style:style style:name="T11" style:family="text">
      <style:text-properties fo:font-weight="bold" officeooo:rsid="0117bf04" style:font-name-complex="IRZar1" style:font-style-complex="normal" style:font-weight-complex="normal"/>
    </style:style>
    <style:style style:name="T12" style:family="text">
      <style:text-properties fo:font-weight="bold" officeooo:rsid="0119e903" style:font-name-complex="IRZar1" style:font-style-complex="normal" style:font-weight-complex="normal"/>
    </style:style>
    <style:style style:name="T13" style:family="text">
      <style:text-properties fo:font-weight="bold" officeooo:rsid="0121bd8f" style:font-name-complex="IRZar1" style:font-style-complex="normal" style:font-weight-complex="normal"/>
    </style:style>
    <style:style style:name="T14" style:family="text">
      <style:text-properties fo:font-weight="bold" officeooo:rsid="01237af5" style:font-name-complex="IRZar1" style:font-style-complex="normal" style:font-weight-complex="normal"/>
    </style:style>
    <style:style style:name="T15" style:family="text">
      <style:text-properties fo:font-weight="bold" officeooo:rsid="0123c0a9" style:font-name-complex="IRZar1" style:font-style-complex="normal" style:font-weight-complex="normal"/>
    </style:style>
    <style:style style:name="T16" style:family="text">
      <style:text-properties officeooo:rsid="009fa523"/>
    </style:style>
    <style:style style:name="T17" style:family="text">
      <style:text-properties officeooo:rsid="00ca5b36"/>
    </style:style>
    <style:style style:name="T18" style:family="text">
      <style:text-properties officeooo:rsid="0025dde3"/>
    </style:style>
    <style:style style:name="T19" style:family="text">
      <style:text-properties officeooo:rsid="00e53296"/>
    </style:style>
    <style:style style:name="T20" style:family="text">
      <style:text-properties officeooo:rsid="00fa60a3"/>
    </style:style>
    <style:style style:name="T21" style:family="text">
      <style:text-properties officeooo:rsid="00fd7c53"/>
    </style:style>
    <style:style style:name="T22" style:family="text">
      <style:text-properties officeooo:rsid="00fe0054"/>
    </style:style>
    <style:style style:name="T23" style:family="text">
      <style:text-properties officeooo:rsid="00fe2eb9"/>
    </style:style>
    <style:style style:name="T24" style:family="text">
      <style:text-properties officeooo:rsid="00fe56d0"/>
    </style:style>
    <style:style style:name="T25" style:family="text">
      <style:text-properties officeooo:rsid="00fed3e4"/>
    </style:style>
    <style:style style:name="T26" style:family="text">
      <style:text-properties fo:font-variant="normal" fo:text-transform="none" fo:color="#202122" loext:opacity="100%" style:font-name="IRZar1" fo:font-size="15pt" fo:letter-spacing="normal" style:font-size-asian="15pt" style:font-name-complex="IRZar1" style:font-size-complex="15pt" style:font-style-complex="normal" style:font-weight-complex="normal"/>
    </style:style>
    <style:style style:name="T27" style:family="text">
      <style:text-properties fo:font-variant="normal" fo:text-transform="none" fo:color="#202122" loext:opacity="100%" style:font-name="IRZar1" fo:font-size="15pt" fo:letter-spacing="normal" officeooo:rsid="010033c1" style:font-size-asian="15pt" style:font-name-complex="IRZar1" style:font-size-complex="15pt" style:font-style-complex="normal" style:font-weight-complex="normal"/>
    </style:style>
    <style:style style:name="T28" style:family="text">
      <style:text-properties fo:font-variant="normal" fo:text-transform="none" fo:color="#202122" loext:opacity="100%" style:font-name="IRZar1" fo:font-size="15pt" fo:letter-spacing="normal" officeooo:rsid="0100e9e8" style:font-size-asian="15pt" style:font-name-complex="IRZar1" style:font-size-complex="15pt" style:font-style-complex="normal" style:font-weight-complex="normal"/>
    </style:style>
    <style:style style:name="T29" style:family="text">
      <style:text-properties fo:font-variant="normal" fo:text-transform="none" fo:color="#202122" loext:opacity="100%" style:font-name="IRZar1" fo:font-size="15pt" fo:letter-spacing="normal" officeooo:rsid="0102d765" style:font-size-asian="15pt" style:font-name-complex="IRZar1" style:font-size-complex="15pt" style:font-style-complex="normal" style:font-weight-complex="normal"/>
    </style:style>
    <style:style style:name="T30" style:family="text">
      <style:text-properties fo:font-variant="normal" fo:text-transform="none" fo:color="#202122" loext:opacity="100%" style:font-name="IRZar1" fo:font-size="15pt" fo:letter-spacing="normal" officeooo:rsid="0104a7de" style:font-size-asian="15pt" style:font-name-complex="IRZar1" style:font-size-complex="15pt" style:font-style-complex="normal" style:font-weight-complex="normal"/>
    </style:style>
    <style:style style:name="T31" style:family="text">
      <style:text-properties fo:font-variant="normal" fo:text-transform="none" fo:color="#202122" loext:opacity="100%" style:font-name="IRZar1" fo:font-size="15pt" fo:letter-spacing="normal" officeooo:rsid="0106817e" style:font-size-asian="15pt" style:font-name-complex="IRZar1" style:font-size-complex="15pt" style:font-style-complex="normal" style:font-weight-complex="normal"/>
    </style:style>
    <style:style style:name="T32" style:family="text">
      <style:text-properties fo:font-variant="normal" fo:text-transform="none" fo:color="#202122" loext:opacity="100%" style:font-name="IRZar1" fo:font-size="15pt" fo:letter-spacing="normal" officeooo:rsid="0108e6bc" style:font-size-asian="15pt" style:font-name-complex="IRZar1" style:font-size-complex="15pt" style:font-style-complex="normal" style:font-weight-complex="normal"/>
    </style:style>
    <style:style style:name="T33" style:family="text">
      <style:text-properties fo:font-variant="normal" fo:text-transform="none" fo:color="#202122" loext:opacity="100%" style:font-name="IRZar1" fo:font-size="15pt" fo:letter-spacing="normal" officeooo:rsid="010b756b" style:font-size-asian="15pt" style:font-name-complex="IRZar1" style:font-size-complex="15pt" style:font-style-complex="normal" style:font-weight-complex="normal"/>
    </style:style>
    <style:style style:name="T34" style:family="text">
      <style:text-properties fo:font-variant="normal" fo:text-transform="none" fo:color="#202122" loext:opacity="100%" style:font-name="IRZar1" fo:font-size="15pt" fo:letter-spacing="normal" officeooo:rsid="010d2362" style:font-size-asian="15pt" style:font-name-complex="IRZar1" style:font-size-complex="15pt" style:font-style-complex="normal" style:font-weight-complex="normal"/>
    </style:style>
    <style:style style:name="T35" style:family="text">
      <style:text-properties fo:font-variant="normal" fo:text-transform="none" fo:color="#202122" loext:opacity="100%" style:font-name="IRZar1" fo:font-size="15pt" fo:letter-spacing="normal" fo:font-style="normal" fo:font-weight="normal" style:font-size-asian="15pt" style:font-name-complex="IRZar1" style:font-size-complex="15pt"/>
    </style:style>
    <style:style style:name="T36" style:family="text">
      <style:text-properties fo:font-variant="normal" fo:text-transform="none" fo:color="#202122" loext:opacity="100%" style:font-name="IRZar1" fo:font-size="15pt" fo:letter-spacing="normal" fo:font-style="normal" fo:font-weight="normal" officeooo:rsid="010033c1" style:font-size-asian="15pt" style:font-name-complex="IRZar1" style:font-size-complex="15pt"/>
    </style:style>
    <style:style style:name="T37" style:family="text">
      <style:text-properties fo:font-variant="normal" fo:text-transform="none" fo:color="#0000ff" loext:opacity="100%" style:font-name="IRZar1" fo:font-size="15pt" fo:letter-spacing="normal" fo:font-style="normal" fo:font-weight="bold" officeooo:rsid="0104a7de" style:font-size-asian="15pt" style:font-name-complex="IRZar1" style:font-size-complex="15pt" style:font-style-complex="normal" style:font-weight-complex="normal"/>
    </style:style>
    <style:style style:name="T38" style:family="text">
      <style:text-properties fo:color="#355269" loext:opacity="100%" fo:font-weight="bold" officeooo:rsid="0104a7de" style:font-name-complex="IRZar1" style:font-style-complex="normal" style:font-weight-complex="normal"/>
    </style:style>
    <style:style style:name="T39" style:family="text">
      <style:text-properties fo:color="#2a6099" loext:opacity="100%" fo:font-weight="bold" style:font-name-complex="IRZar1" style:font-style-complex="normal" style:font-weight-complex="normal"/>
    </style:style>
    <style:style style:name="T40" style:family="text">
      <style:text-properties fo:color="#2a6099" loext:opacity="100%" fo:font-weight="bold" officeooo:rsid="0104a7de" style:font-name-complex="IRZar1" style:font-style-complex="normal" style:font-weight-complex="normal"/>
    </style:style>
    <style:style style:name="T41" style:family="text">
      <style:text-properties fo:color="#00a933" loext:opacity="100%" fo:font-weight="bold" style:font-name-complex="IRZar1" style:font-style-complex="normal" style:font-weight-complex="normal"/>
    </style:style>
    <style:style style:name="T42" style:family="text">
      <style:text-properties fo:color="#00a933" loext:opacity="100%" fo:font-weight="bold" officeooo:rsid="0104a7de" style:font-name-complex="IRZar1" style:font-style-complex="normal" style:font-weight-complex="normal"/>
    </style:style>
    <style:style style:name="T43" style:family="text">
      <style:text-properties fo:color="#00a933" loext:opacity="100%" fo:font-weight="bold" officeooo:rsid="0106817e" style:font-name-complex="IRZar1" style:font-style-complex="normal" style:font-weight-complex="normal"/>
    </style:style>
    <style:style style:name="T44" style:family="text">
      <style:text-properties fo:color="#00a933" loext:opacity="100%" fo:font-weight="bold" officeooo:rsid="01121541" style:font-name-complex="IRZar1" style:font-style-complex="normal" style:font-weight-complex="normal"/>
    </style:style>
    <style:style style:name="T45" style:family="text">
      <style:text-properties fo:color="#00a933" loext:opacity="100%" fo:font-weight="bold" officeooo:rsid="011775d4" style:font-name-complex="IRZar1" style:font-style-complex="normal" style:font-weight-complex="normal"/>
    </style:style>
    <style:style style:name="T46" style:family="text">
      <style:text-properties fo:color="#00a933" loext:opacity="100%" fo:font-weight="bold" officeooo:rsid="0123c0a9" style:font-name-complex="IRZar1" style:font-style-complex="normal" style:font-weight-complex="normal"/>
    </style:style>
    <style:style style:name="T47" style:family="text">
      <style:text-properties fo:color="#c9211e" loext:opacity="100%" fo:font-weight="bold" style:font-name-complex="IRZar1" style:font-style-complex="normal" style:font-weight-complex="normal"/>
    </style:style>
    <style:style style:name="T48" style:family="text">
      <style:text-properties officeooo:rsid="010ff3e7"/>
    </style:style>
    <style:style style:name="T49" style:family="text">
      <style:text-properties officeooo:rsid="0110d071"/>
    </style:style>
    <style:style style:name="T50" style:family="text">
      <style:text-properties officeooo:rsid="01121541"/>
    </style:style>
    <style:style style:name="T51" style:family="text">
      <style:text-properties officeooo:rsid="0113f8b0"/>
    </style:style>
    <style:style style:name="T52" style:family="text">
      <style:text-properties officeooo:rsid="0114cb1d"/>
    </style:style>
    <style:style style:name="T53" style:family="text">
      <style:text-properties officeooo:rsid="0119e903"/>
    </style:style>
    <style:style style:name="T54" style:family="text">
      <style:text-properties officeooo:rsid="011b5655"/>
    </style:style>
    <style:style style:name="T55" style:family="text">
      <style:text-properties officeooo:rsid="011c1336"/>
    </style:style>
    <style:style style:name="T56" style:family="text">
      <style:text-properties style:font-name="IRZar" officeooo:rsid="011c1336" style:font-name-complex="IRZar1"/>
    </style:style>
    <style:style style:name="T57" style:family="text">
      <style:text-properties officeooo:rsid="011e066c"/>
    </style:style>
    <style:style style:name="T58" style:family="text">
      <style:text-properties officeooo:rsid="011f7ffb"/>
    </style:style>
    <style:style style:name="T59" style:family="text">
      <style:text-properties officeooo:rsid="01214d4e"/>
    </style:style>
    <style:style style:name="T60" style:family="text">
      <style:text-properties officeooo:rsid="0121bd8f"/>
    </style:style>
    <style:style style:name="T61" style:family="text">
      <style:text-properties officeooo:rsid="01237af5"/>
    </style:style>
    <style:style style:name="T62" style:family="text">
      <style:text-properties officeooo:rsid="01259c01"/>
    </style:style>
    <style:style style:name="T63" style:family="text">
      <style:text-properties officeooo:rsid="0125df36"/>
    </style:style>
    <style:style style:name="T64" style:family="text">
      <style:text-properties style:font-name="DejaVu Sans Mono" fo:font-size="12pt" officeooo:rsid="0119e903" style:font-size-asian="12pt" style:font-size-complex="12pt"/>
    </style:style>
    <style:style style:name="T65" style:family="text">
      <style:text-properties style:font-name="DejaVu Sans Mono" fo:font-size="12pt" officeooo:rsid="011e066c" style:font-size-asian="12pt" style:font-size-complex="12pt"/>
    </style:style>
    <style:style style:name="T66" style:family="text">
      <style:text-properties style:font-name="DejaVu Sans Mono" fo:font-size="12pt" officeooo:rsid="011f7ffb" style:font-size-asian="12pt" style:font-size-complex="12pt"/>
    </style:style>
    <style:style style:name="T67" style:family="text">
      <style:text-properties style:font-name="DejaVu Sans Mono" fo:font-size="12pt" officeooo:rsid="011c1336" style:font-size-asian="12pt" style:font-size-complex="12pt"/>
    </style:style>
    <style:style style:name="T68" style:family="text">
      <style:text-properties style:font-name="DejaVu Sans Mono" fo:font-size="12pt" officeooo:rsid="0110d071" style:font-size-asian="12pt" style:font-size-complex="12pt"/>
    </style:style>
    <style:style style:name="T69" style:family="text">
      <style:text-properties style:font-name="DejaVu Sans Mono" fo:font-size="12pt" officeooo:rsid="01259c01" style:font-size-asian="12pt" style:font-size-complex="12pt"/>
    </style:style>
    <style:style style:name="T70" style:family="text">
      <style:text-properties style:font-name="DejaVu Sans Mono" fo:font-size="12pt" officeooo:rsid="01259c01" style:font-size-asian="12pt" style:font-name-complex="DejaVu Sans Mono" style:font-size-complex="12pt"/>
    </style:style>
    <style:style style:name="T71" style:family="text">
      <style:text-properties fo:font-size="12pt" officeooo:rsid="01259c01" style:font-size-asian="12pt" style:font-name-complex="DejaVu Sans Mono" style:font-size-complex="12pt"/>
    </style:style>
    <style:style style:name="T72" style:family="text">
      <style:text-properties officeooo:rsid="012c2716"/>
    </style:style>
    <style:style style:name="T73" style:family="text">
      <style:text-properties officeooo:rsid="01300c27"/>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
      <text:p text:style-name="P4"/>
      <text:p text:style-name="P4"/>
      <text:p text:style-name="P4"/>
      <text:p text:style-name="P4"/>
      <text:p text:style-name="P4"/>
      <text:p text:style-name="P4"/>
      <text:p text:style-name="P4"/>
      <text:p text:style-name="P2"/>
      <text:p text:style-name="P2"/>
      <text:p text:style-name="P2"/>
      <text:p text:style-name="P2"><text:span text:style-name="T17">بخش </text:span><text:span text:style-name="T21">چهار</text:span><text:span text:style-name="T19">م</text:span><text:span text:style-name="T17">: </text:span><text:s/><text:span text:style-name="T22">برنامه کامپیوتری محاسبه‌ٔ ظرفیت خازنی</text:span></text:p>
      <text:p text:style-name="P1"/>
      <text:p text:style-name="P5"><text:span text:style-name="T5">۱-۴</text:span><text:span text:style-name="T1">. </text:span><text:span text:style-name="T4">انتخاب زبان کامپیوتری مناسب</text:span></text:p>
      <text:p text:style-name="P6"><text:span text:style-name="T22">برای انجام محاسبات و نوشتن کدهای لازم ابتدا باید زبان کامپیوتری مناسب انتخاب می‌شد. اگر بین زبان‌های رایج و نسبتاً پرطرفدار انتخاب صورت گیرد، یکی از چهار زبان زیر را باید انتخاب کرد.</text:span></text:p>
      <text:p text:style-name="P3">۱ – fortran</text:p>
      <text:p text:style-name="P3">۲ – matlab</text:p>
      <text:p text:style-name="P3">۳ – c++/c</text:p>
      <text:p text:style-name="P3">۴ – python</text:p>
      <text:p text:style-name="P3">معمولاً کارهای علمی در یکی از چهار زبان بالا صورت می‌گیرد. <text:span text:style-name="T23">از بین این چهار زبان زبان‌های فرترن و سی، برنامه را به صورت کامل ترجمه (compile) می‌کنند. دو زبان پایتون و متلب مفسر (interpreter) هستند. در حالت کلی مفسرها سرعت پایین‌تری نسبت به مترجم‌ها دارند. اما هر دو زبان پایتون و متلب از توابع آماده‌ای استفاده می‌کنند که قبلاً ترجمه شده‌اند. اگر به درستی از این توابع استفاده شود، سرعت اجرای برنامه در آن‌ها نیز بالا می‌رود.</text:span></text:p>
      <text:p text:style-name="P3"><text:span text:style-name="T24">در نهایت با توجه به اینکه تفاوت چندانی میان زبان‌های نامبرده شده از لحاظ اجرا نمی‌باشد، انتخاب زبان مناسب بستگی به عوامل دیگری همچون تسلّط برنامه‌نویس، خوانا و قابل فهم بودن کد نوشته شده برای دیگران، امکان توسعهٔ کد و در نهایت سلیقه‌ٔ برنامه‌نویس دارد. برای نوشتن برنامهٔ محاسبهٔ ظرفیت خازنی از زبان پایتون و از کتابخانهٔ numpy استفاده شد. در این فصل ابتدا در مورد کتابخانهٔ numpy توضیحاتی داده می‌شود و سپس </text:span><text:span text:style-name="T25">قسمت‌های مختلف برنامهٔ نوشته شده شرح داده می‌شود.</text:span></text:p>
      <text:p text:style-name="P8"/>
      <text:p text:style-name="P9"><text:soft-page-break/><text:span text:style-name="T5">۲-۴</text:span><text:span text:style-name="T1">. </text:span><text:span text:style-name="T5">کتابخانهٔ numpy</text:span></text:p>
      <text:p text:style-name="P10"/>
      <text:p text:style-name="P10"><text:span text:style-name="T26">نام‌پای</text:span><text:span text:style-name="T35">(</text:span><text:span text:style-name="T36">numpy</text:span><text:span text:style-name="T35">) </text:span><text:span text:style-name="T26">یک </text:span><text:span text:style-name="T27">کتابخانه برای زبان پایتون </text:span><text:span text:style-name="T26">است. </text:span><text:span text:style-name="T27">در نام‌پای می‌توانیم با آرایه‌های عددی </text:span><text:span text:style-name="T28">مانند متغیر‌های معمولی کار کنیم. توابع بسیاری برای کار با آرایه‌ها در نام‌پای وجود دارند. می‌توان گفت که </text:span><text:span text:style-name="T26">نام‌پای </text:span><text:span text:style-name="T28">کتابخانهٔ</text:span><text:span text:style-name="T26"> </text:span><text:span text:style-name="T28">اصلی</text:span><text:span text:style-name="T26"> پایتون برای محاسبات ع</text:span><text:span text:style-name="T28">ددی</text:span><text:span text:style-name="T26"> </text:span><text:span text:style-name="T28">و برنامه‌های علمی است. </text:span><text:span text:style-name="T26"><text:s/></text:span><text:span text:style-name="T28">از این کتابخانه در بسیاری از کتابخانه‌های دیگر در زمینه‌های پردازش سیگنال و هوش مصنوعی استفاده می‌شود. به عبارت دیگر پایهٔ محاسبات برداری و ماتریسی در زبان پایتون کتابخانهٔ numpy است. </text:span></text:p>
      <text:p text:style-name="P10"><text:span text:style-name="T29">به عنوان مثال اگر بخواهیم </text:span><text:span text:style-name="T30">یک آرایه را در نام‌پای تعریف کنیم از دستور زیر استفاده می‌کنیم.</text:span></text:p>
      <text:p text:style-name="P7"/>
      <text:p text:style-name="P25"><text:span text:style-name="T38">import</text:span><text:span text:style-name="T7"> numpy </text:span><text:span text:style-name="T40">as</text:span><text:span text:style-name="T7"> np</text:span></text:p>
      <text:p text:style-name="P25"><text:span text:style-name="T7">x = np.array([</text:span><text:span text:style-name="T42">1</text:span><text:span text:style-name="T7">, </text:span><text:span text:style-name="T42">2</text:span><text:span text:style-name="T7">, </text:span><text:span text:style-name="T42">3</text:span><text:span text:style-name="T7">])</text:span></text:p>
      <text:p text:style-name="P25"><text:span text:style-name="T40">print</text:span><text:span text:style-name="T7"> (x)</text:span></text:p>
      <text:p text:style-name="P18">...</text:p>
      <text:p text:style-name="P18">[1,2,3]</text:p>
      <text:p text:style-name="P11"><text:span text:style-name="T31">و</text:span><text:span text:style-name="T29"> </text:span><text:span text:style-name="T31">یا برای درست کردن یک آرایهٔ ۱۰ تایی می‌توانیم برنامهٔ زیر را بنویسیم. </text:span></text:p>
      <text:p text:style-name="P26"><text:span text:style-name="T38">import</text:span><text:span text:style-name="T7"> numpy </text:span><text:span text:style-name="T40">as</text:span><text:span text:style-name="T7"> np</text:span></text:p>
      <text:p text:style-name="P26"><text:span text:style-name="T8">y</text:span><text:span text:style-name="T7"> = np.ar</text:span><text:span text:style-name="T8">ange</text:span><text:span text:style-name="T7">(</text:span><text:span text:style-name="T43">10</text:span><text:span text:style-name="T7">)</text:span></text:p>
      <text:p text:style-name="P26"><text:span text:style-name="T40">print</text:span><text:span text:style-name="T7"> (</text:span><text:span text:style-name="T8">y</text:span><text:span text:style-name="T7">)</text:span></text:p>
      <text:p text:style-name="P19">...</text:p>
      <text:p text:style-name="P19">[0 1 2 3 4 5 6 7 8 9]</text:p>
      <text:p text:style-name="P43"/>
      <text:p text:style-name="P43"><text:line-break/><text:span text:style-name="T32">برای اینکه مقادیر یک آرایه را دو برابر کنیم، دو راه داریم. در روش اول با ایجاد یک حلقه تک تک مقادیر آرایه را دو برابر می‌کنیم. همان کاری که برای مقادیر یک لیست (list) در زبان پایتون می‌توانیم انجام دهیم.</text:span></text:p>
      <text:p text:style-name="P27"><text:span text:style-name="T38">import</text:span><text:span text:style-name="T7"> numpy </text:span><text:span text:style-name="T40">as</text:span><text:span text:style-name="T7"> np</text:span></text:p>
      <text:p text:style-name="P27"><text:span text:style-name="T8">y</text:span><text:span text:style-name="T7"> = np.ar</text:span><text:span text:style-name="T8">ange</text:span><text:span text:style-name="T7">(</text:span><text:span text:style-name="T43">10</text:span><text:span text:style-name="T7">)</text:span></text:p>
      <text:p text:style-name="P27"><text:span text:style-name="T40">print</text:span><text:span text:style-name="T7"> (</text:span><text:span text:style-name="T8">y</text:span><text:span text:style-name="T7">)</text:span></text:p>
      <text:p text:style-name="P33"><text:span text:style-name="T40">f</text:span><text:span text:style-name="T39">or</text:span><text:span text:style-name="T6"> i in </text:span><text:span text:style-name="T47">range</text:span><text:span text:style-name="T6">(</text:span><text:span text:style-name="T41">10</text:span><text:span text:style-name="T6">):</text:span></text:p>
      <text:p text:style-name="P33"><text:span text:style-name="T6"><text:tab/>y[i] *= </text:span><text:span text:style-name="T41">2</text:span></text:p>
      <text:p text:style-name="P33"><text:span text:style-name="T39">print</text:span><text:span text:style-name="T6"> (y)</text:span></text:p>
      <text:p text:style-name="P20">...</text:p>
      <text:p text:style-name="P20">[0 1 2 3 4 5 6 7 8 9]</text:p>
      <text:p text:style-name="P20">[ 0 <text:s/>2 <text:s/>4 <text:s/>6 <text:s/>8 10 12 14 16 18]</text:p>
      <text:p text:style-name="P17"><text:soft-page-break/><text:span text:style-name="T33">روش دیگر استفاده از قابلیت نام‌پای در انجام عملیات ماتریسی بدون استفاده از حلقه است. </text:span><text:span text:style-name="T34">خیلی ساده برنامه زیر را می‌نویسیم.</text:span></text:p>
      <text:p text:style-name="P28"><text:span text:style-name="T38">import</text:span><text:span text:style-name="T7"> numpy </text:span><text:span text:style-name="T40">as</text:span><text:span text:style-name="T7"> np</text:span></text:p>
      <text:p text:style-name="P28"><text:span text:style-name="T8">y</text:span><text:span text:style-name="T7"> = np.ar</text:span><text:span text:style-name="T8">ange</text:span><text:span text:style-name="T7">(</text:span><text:span text:style-name="T43">10</text:span><text:span text:style-name="T7">)</text:span></text:p>
      <text:p text:style-name="P28"><text:span text:style-name="T40">print</text:span><text:span text:style-name="T7"> (</text:span><text:span text:style-name="T8">y</text:span><text:span text:style-name="T7">)</text:span></text:p>
      <text:p text:style-name="P34"><text:span text:style-name="T6">y *= </text:span><text:span text:style-name="T41">2</text:span></text:p>
      <text:p text:style-name="P34"><text:span text:style-name="T39">print</text:span><text:span text:style-name="T6"> (y)</text:span></text:p>
      <text:p text:style-name="P21">...</text:p>
      <text:p text:style-name="P21">[0 1 2 3 4 5 6 7 8 9]</text:p>
      <text:p text:style-name="P21">[ 0 <text:s/>2 <text:s/>4 <text:s/>6 <text:s/>8 10 12 14 16 18]</text:p>
      <text:p text:style-name="P44"><text:span text:style-name="T37"><text:tab/></text:span><text:span text:style-name="T48">روش</text:span> <text:span text:style-name="T48">دوم مهم‌تر از آنکه ظاهر ساده‌تری دارد، سرعت اجرای بسیار بالاتری نیز دارد. همانطور که گفتیم پایتون یک زبان مفسر(interpretter) است. یعنی برخلاف زبان‌های مترجم (compiler) خط به خط برنامه را ترجمه <text:s/>و اجرا می‌کند. حال اگر در برنامه از دستورات حلقه استفاده کنیم، دستوراتی که در حلقه تکرار می‌شوند، به ازاء هر بار تکرار یک بار هم ترجمه(compile) می‌شوند و این موضوع باعث اتلاف زمان بسیاری در اجرای برنامه ‌می‌شود. البته در مفسرهای هوشمند جدید، قبل از اجرای برنامه، تا حدی ترجمه صورت می‌گیرد. به عبارت دیگر نمی‌توان به زبان‌های پایتون و جاوا و زبان‌‌های مشابه به راحتی مفسر صرف اتلاق کرد. این زبان‌ها تا آنجا که بتوانند در شروع کار اجرا، برنامه را ترجمه می‌کنند و قسمتی را که نمی‌توانند در زمان اجرا ترجمه می‌کنند. اما با این در نهایت باز هم سرعتشان از زبان‌هایی که مترجم هستند، کمتر است.</text:span></text:p>
      <text:p text:style-name="P44"><text:tab/><text:span text:style-name="T48">اما کاری که نام‌پای می‌کند استفاده از توابعی است که قبلاً ترجمه شده‌اند. وقتی در نام‌پای خط زیر را می‌نویسیم در‌واقع یک تابع را صدا می‌زنیم.</text:span></text:p>
      <text:p text:style-name="P35"><text:span text:style-name="T6">y *= </text:span><text:span text:style-name="T41">2</text:span></text:p>
      <text:p text:style-name="P46"><text:tab/><text:span text:style-name="T49">این تابع تک تک مقادیر موجود در آرایهٔ </text:span><text:span text:style-name="T68">y</text:span><text:span text:style-name="T49"> را در دو ضرب می‌کند. البته این تابع به زبان سی نوشته شده است و در پایتون صرفاً فراخوانی می‌شود. بنابراین بسیار به سرعت اجرا می‌شود. </text:span><text:span text:style-name="T51">البته </text:span><text:span text:style-name="T50">می‌توانیم به جای آنکه دستور بالا را به صورت عملگری بنویسیم، مستقیماً تابع ضرب را فراخوانی کنیم.</text:span></text:p>
      <text:p text:style-name="P36"><text:span text:style-name="T6">y = </text:span><text:span text:style-name="T9">np.multiply(y, </text:span><text:span text:style-name="T41">2</text:span><text:span text:style-name="T44">)</text:span></text:p>
      <text:p text:style-name="P12"><text:span text:style-name="T52">تقریباً تمام توابع ریاضی که در کتابخانه‌های دیگر وجود دارند در کتابخانهٔ نام‌پای هم موجود هستند و این توابع می‌توانند بدون اینکه نیاز به استفاده از دستورات حلقه باشد، بر روی یک آرایه اعمال شوند. توابع مثلثاتی، توابع خاص، </text:span><text:soft-page-break/><text:span text:style-name="T52">توابع اعداد اتّفاقی و توابع مربوط به نظریهٔ اعداد همگی در نام‌پای موجود هستند. مثلاً برای اینکه سینوس مقادیر یک آرایه را حساب کنیم. به راحتی برنامهٔ زیر را می‌نویسیم.</text:span></text:p>
      <text:p text:style-name="P29"><text:span text:style-name="T38">import</text:span><text:span text:style-name="T7"> numpy </text:span><text:span text:style-name="T40">as</text:span><text:span text:style-name="T7"> np</text:span></text:p>
      <text:p text:style-name="P30"><text:span text:style-name="T12">x</text:span><text:span text:style-name="T7"> = np.</text:span><text:span text:style-name="T8">linspace</text:span><text:span text:style-name="T7">(</text:span><text:span text:style-name="T43">0, </text:span><text:span text:style-name="T7">np.</text:span><text:span text:style-name="T10">pi </text:span><text:span text:style-name="T45">/ 2, 5</text:span><text:span text:style-name="T7">)</text:span></text:p>
      <text:p text:style-name="P29"><text:span text:style-name="T40">print</text:span><text:span text:style-name="T7"> (</text:span><text:span text:style-name="T11">x</text:span><text:span text:style-name="T7">)</text:span></text:p>
      <text:p text:style-name="P37"><text:span text:style-name="T6">y = </text:span><text:span text:style-name="T11">np.sin (x)</text:span></text:p>
      <text:p text:style-name="P37"><text:span text:style-name="T39">print</text:span><text:span text:style-name="T6"> (y)</text:span></text:p>
      <text:p text:style-name="P22">…</text:p>
      <text:p text:style-name="P22">[0. <text:s text:c="8"/>0.39269908 0.78539816 1.17809725 1.57079633]</text:p>
      <text:p text:style-name="P22">[0. <text:s text:c="8"/>0.38268343 0.70710678 0.92387953 1. <text:s text:c="7"/>]</text:p>
      <text:p text:style-name="P14"><text:span text:style-name="T53">در این برنامه </text:span><text:span text:style-name="T63">«</text:span><text:span text:style-name="T64">linspace</text:span><text:span text:style-name="T63">»</text:span><text:span text:style-name="T53"> آرایه‌ای به تعداد عناصر معلوم با ابتدا و انتهای مشخص درست می‌کند. </text:span><text:span text:style-name="T54">با کمک این</text:span><text:span text:style-name="T53"> تابع</text:span><text:span text:style-name="T54">، </text:span><text:span text:style-name="T55">۵ مقدار مختلف برای </text:span><text:span text:style-name="T67">x</text:span><text:span text:style-name="T55"> در فاصلهٔ صفر تا </text:span><text:span text:style-name="T56"><text:s/></text:span><text:span text:style-name="T56"><draw:g text:anchor-type="as-char" svg:y="-0.1854in" draw:z-index="0" draw:name="Shape1" draw:style-name="gr1"><svg:title>TexMaths</svg:title><svg:desc>15§latex§\begin{equation*}\label {eq14}
\frac{\pi} {2}
\end{equation*}§svg§1200§FALSE§</svg:desc><draw:g draw:style-name="gr2"><draw:path draw:style-name="gr3" draw:text-style-name="P47" svg:width="0.1028in" svg:height="0.3492in" svg:x="0.0106in" svg:y="0.0106in" svg:viewBox="0 0 262 888" svg:d="M0 0c87 0 175 0 262 0 0 296 0 593 0 888-87 0-175 0-262 0 0-295 0-592 0-888z"><text:p/></draw:path><draw:path draw:style-name="gr4" draw:text-style-name="P48" svg:width="0.1106in" svg:height="0.0913in" svg:x="0.0055in" svg:y="0in" svg:viewBox="0 0 282 233" svg:d="M126 30c20 0 37 0 57 0-17 78-21 101-21 137 0 7 0 22 3 39 6 24 12 27 20 27 10 0 20-9 20-20 0-3 0-4-3-12-15-37-14-72-14-87 0-27 4-56 8-84 21 0 41 0 60 0 8 0 26 0 26-18 0-12-11-12-21-12-59 0-116 0-174 0-12 0-32 0-54 24-18 21-33 45-33 48 3 1 0 6 8 6 3 0 4-3 7-7 25-41 57-41 67-41 9 0 20 0 30 0-18 64-45 128-67 176-5 7-5 9-5 13 0 9 10 14 16 14 16 0 19-15 26-35 8-24 8-26 14-51 9-39 20-78 30-117z"><text:p/></draw:path><draw:path draw:style-name="gr4" draw:text-style-name="P48" svg:width="0.1244in" svg:height="0.0079in" svg:x="0in" svg:y="0.1736in" svg:viewBox="0 0 317 21" svg:d="M0 0c105 0 212 0 317 0 0 7 0 13 0 21-105 0-212 0-317 0 0-8 0-14 0-21z"><text:p/></draw:path><draw:path draw:style-name="gr4" draw:text-style-name="P48" svg:width="0.0819in" svg:height="0.1378in" svg:x="0.0213in" svg:y="0.2327in" svg:viewBox="0 0 209 351" svg:d="M41 311c18-18 36-36 55-54 81-74 113-101 113-155 0-60-48-102-111-102-59 0-98 50-98 96 0 30 27 30 29 30 9 0 27-7 27-28 0-14-11-27-29-27-4 0-4 0-6 0 12-35 41-54 71-54 48 0 68 43 68 85 0 44-25 84-54 117-34 38-67 75-100 113-6 6-6 7-6 19 65 0 129 0 193 0 6-31 11-61 16-91-5 0-9 0-14 0-3 15-6 39-12 46-3 5-36 5-48 5-31 0-63 0-94 0z"><text:p/></draw:path></draw:g></draw:g></text:span><text:span text:style-name="T56"><text:s text:c="2"/>ایجاد می‌کنیم.</text:span><text:span text:style-name="T53"> </text:span><text:span text:style-name="T57">تابع </text:span><text:span text:style-name="T63">«</text:span><text:span text:style-name="T65">np.pi</text:span><text:span text:style-name="T63">»</text:span><text:span text:style-name="T57"> هم مقدار عدد </text:span><text:span text:style-name="T57"><draw:g text:anchor-type="as-char" svg:y="-0.0547in" draw:z-index="1" draw:name="Shape2" draw:style-name="gr1"><svg:title>TexMaths</svg:title><svg:desc>18§latex§\begin{equation*}\label {eq14}
\pi
\end{equation*}§svg§1200§FALSE§</svg:desc><draw:g draw:style-name="gr2"><draw:path draw:style-name="gr3" draw:text-style-name="P47" svg:width="0.1146in" svg:height="0.0831in" svg:x="0.0059in" svg:y="0.0134in" svg:viewBox="0 0 292 212" svg:d="M146 212c-49 0-97 0-146 0 0-70 0-142 0-212 97 0 195 0 292 0 0 70 0 142 0 212-49 0-97 0-146 0z"><text:p/></draw:path><draw:path draw:style-name="gr4" draw:text-style-name="P48" svg:width="0.1331in" svg:height="0.1083in" svg:x="0in" svg:y="0in" svg:viewBox="0 0 339 276" svg:d="M150 36c23 0 46 0 70 0-20 93-25 120-25 161 0 9 0 25 5 47 4 29 11 32 20 32 12 0 27-11 27-23 0-6 0-6-4-15-20-44-20-84-20-102 0-32 6-66 13-100 25 0 49 0 72 0 7 0 31 0 31-20 0-16-15-16-25-16-71 0-141 0-211 0-13 0-38 0-65 30-22 24-38 52-38 56 2 2 0 7 7 7 6 0 6-3 9-9 33-48 69-48 81-48 11 0 24 0 36 0-19 77-54 150-81 208-5 9-5 11-5 14 0 13 11 18 18 18 20 0 25-18 32-41 9-29 9-31 17-61 10-45 23-92 36-138z"><text:p/></draw:path></draw:g></draw:g></text:span><text:s text:c="2"/><text:span text:style-name="T57">را حساب می‌کند. </text:span><text:span text:style-name="T58">و دستور </text:span><text:span text:style-name="T63">«</text:span><text:span text:style-name="T66">np.sin</text:span><text:span text:style-name="T63">»</text:span><text:span text:style-name="T58"> مقدار عددی سینوس تمامی مقادیر آرایهٔ </text:span><text:span text:style-name="T66">x</text:span><text:span text:style-name="T58"> را محاسبه می‌کند.</text:span></text:p>
      <text:p text:style-name="P14"><text:tab/><text:span text:style-name="T58">کتابخانهٔ نام‌پای این توانایی را دارد که </text:span><text:span text:style-name="T59">توابع پیچیده‌تری را بر روی </text:span><text:span text:style-name="T60">آرایه‌ها انجام دهد. نام‌پای می‌تواند یک تابع را برای قسمتی از یک آرایه اعمال کند. مثلاً اگر بخواهیم که در یک آرایهٔ ده‌تایی ۵ عنصر اول را دو برابر کنیم، برنامهٔ زیر را می‌نویسیم.</text:span></text:p>
      <text:p text:style-name="P31"><text:span text:style-name="T38">import</text:span><text:span text:style-name="T7"> numpy </text:span><text:span text:style-name="T40">as</text:span><text:span text:style-name="T7"> np</text:span></text:p>
      <text:p text:style-name="P31"><text:span text:style-name="T8">y</text:span><text:span text:style-name="T7"> = np.ar</text:span><text:span text:style-name="T8">ange</text:span><text:span text:style-name="T7">(</text:span><text:span text:style-name="T43">10</text:span><text:span text:style-name="T7">)</text:span></text:p>
      <text:p text:style-name="P31"><text:span text:style-name="T40">print</text:span><text:span text:style-name="T7"> (</text:span><text:span text:style-name="T8">y</text:span><text:span text:style-name="T7">)</text:span></text:p>
      <text:p text:style-name="P38"><text:span text:style-name="T6">y</text:span><text:span text:style-name="T13">[:5]</text:span><text:span text:style-name="T6"> *= </text:span><text:span text:style-name="T41">2</text:span></text:p>
      <text:p text:style-name="P38"><text:span text:style-name="T39">print</text:span><text:span text:style-name="T6"> (y)</text:span></text:p>
      <text:p text:style-name="P23">...</text:p>
      <text:p text:style-name="P23">[0 1 2 3 4 5 6 7 8 9]</text:p>
      <text:p text:style-name="P41"><text:span text:style-name="T6">[0 2 4 6 8 </text:span><text:span text:style-name="T13">5</text:span><text:span text:style-name="T6"> </text:span><text:span text:style-name="T13">6</text:span><text:span text:style-name="T6"> </text:span><text:span text:style-name="T13">7</text:span><text:span text:style-name="T6"> </text:span><text:span text:style-name="T13">8</text:span><text:span text:style-name="T6"> </text:span><text:span text:style-name="T13">9</text:span><text:span text:style-name="T6">]</text:span></text:p>
      <text:p text:style-name="P45"><text:span text:style-name="T37"><text:tab/></text:span><text:span text:style-name="T61">قابلیت دیگر نام‌پای امکان استفاده از توابع مشروط است. فرض کنید که می‌خواهیم در یک آرایهٔ ده‌تایی مقادیر اعداد زوج را بر دو تقسیم نماییم، این برنامه به این صورت در می‌آید.</text:span></text:p>
      <text:p text:style-name="P32"><text:span text:style-name="T38">import</text:span><text:span text:style-name="T7"> numpy </text:span><text:span text:style-name="T40">as</text:span><text:span text:style-name="T7"> np</text:span></text:p>
      <text:p text:style-name="P32"><text:span text:style-name="T8">y</text:span><text:span text:style-name="T7"> = np.ar</text:span><text:span text:style-name="T8">ange</text:span><text:span text:style-name="T7">(</text:span><text:span text:style-name="T43">10</text:span><text:span text:style-name="T7">)</text:span></text:p>
      <text:p text:style-name="P32"><text:span text:style-name="T40">print</text:span><text:span text:style-name="T7"> (</text:span><text:span text:style-name="T8">y</text:span><text:span text:style-name="T7">)</text:span></text:p>
      <text:p text:style-name="P39"><text:span text:style-name="T6">y</text:span><text:span text:style-name="T15">[y%</text:span><text:span text:style-name="T41">2</text:span><text:span text:style-name="T15"> </text:span><text:span text:style-name="T6">=</text:span><text:span text:style-name="T15">= </text:span><text:span text:style-name="T46">0</text:span><text:span text:style-name="T15">]</text:span><text:span text:style-name="T6"> //</text:span><text:span text:style-name="T15">= </text:span><text:span text:style-name="T41">2</text:span></text:p>
      <text:p text:style-name="P40"><text:span text:style-name="T39">print</text:span><text:span text:style-name="T6"> (y)</text:span></text:p>
      <text:p text:style-name="P24">...</text:p>
      <text:p text:style-name="P24">[0 1 2 3 4 5 6 7 8 9]</text:p>
      <text:p text:style-name="P42"><text:span text:style-name="T6">[</text:span><text:span text:style-name="T14">0</text:span><text:span text:style-name="T6"> </text:span><text:span text:style-name="T14">1 1 3 2 5 3 7 4 9</text:span><text:span text:style-name="T6">]</text:span></text:p>
      <text:p text:style-name="P12"><text:soft-page-break/>در <text:span text:style-name="T62">این برنامه عبارت «</text:span><text:span text:style-name="T70">0 ==y%2</text:span><text:span text:style-name="T62">» به معنای مقادیری از آرایهٔ </text:span><text:span text:style-name="T69">y</text:span><text:span text:style-name="T62"> است که باقی‌ماندهٔ آن‌ها بر دو برابر صفر است. و عملگر «</text:span><text:span text:style-name="T71">//</text:span><text:span text:style-name="T62">» برای تقسیم اعداد صحیح به کار می‌رود.</text:span></text:p>
      <text:p text:style-name="P15"><text:span text:style-name="T72">برای تسلط بیشتر به کتابخانهٔ نام‌پای می‌توان به کتاب‌ها و منابع مختلفی که در شبکهٔ اینترنت وجود دارند مراجعه نمود. در اینجا صرفاً برای آشنایی اجمالی با قابلیت‌ها و توانایی‌های این کتابخانه مطالبی به اختصار گفته شد. در هر صورت برای درک کامل توابع نوشته شده در برنامهٔ محاسبهٔ ظرفیت خازنی و </text:span><text:span text:style-name="T73">استفاده از آن‌ها </text:span></text:p>
      <text:p text:style-name="P16"/>
      <text:p text:style-name="P13"/>
      <text:p text:style-name="P13"/>
      <text:p text:style-name="P12"><text:span text:style-name="T2">۳-۳. </text:span><text:span text:style-name="T3">انتگرال‌گیری</text:span><text:span text:style-name="T1"> چهارگانه برای بخش‌های مستطیلی عمود بر هم</text:span></text:p>
      <text:p text:style-name="P12">ضریب جفت<text:span text:style-name="T20">‌شدگی</text:span> برای قطعات عمود بر هم با این فرمول بدست می<text:span text:style-name="T16">‌</text:span>آید.</text:p>
      <text:p text:style-name="P13"/>
      <text:p text:style-name="P13"/>
      <text:p text:style-name="P13"/>
      <text:p text:style-name="P13"/>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IRZar" svg:font-family="IRZar"/>
    <style:font-face style:name="IRZar1"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1"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9-14T03:59:26.190161560</dc:date>
    <meta:editing-duration>P3DT9H27M57S</meta:editing-duration>
    <meta:editing-cycles>152</meta:editing-cycles>
    <meta:document-statistic meta:table-count="0" meta:image-count="0" meta:object-count="0" meta:page-count="5" meta:paragraph-count="79" meta:word-count="1129" meta:character-count="5680" meta:non-whitespace-character-count="4578"/>
  </office:meta>
</office:document-meta>
</file>